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 did not make many additional fancy design choices. <text:s/>The only thing that I changed from the Observer-Observable model is that I made an interface called OtherShip which extended Observer, and then I made the pirateShips themselves. <text:s/>This is in case we want to add additional ally ships, or other faction ships who want to track the positions of the pirate ships which is now possible to implement easily. <text:s/>Also I added a few extra rules to island generation so that they ch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M4S</meta:editing-duration>
    <meta:editing-cycles>5</meta:editing-cycles>
    <meta:generator>OpenOffice/4.0.1$Win32 OpenOffice.org_project/401m5$Build-9714</meta:generator>
    <dc:date>2016-02-03T00:20:50.49</dc:date>
    <dc:creator>Adam Kozlowski</dc:creator>
    <meta:document-statistic meta:table-count="0" meta:image-count="0" meta:object-count="0" meta:page-count="1" meta:paragraph-count="1" meta:word-count="83" meta:character-count="479"/>
    <meta:user-defined meta:name="Info 1"/>
    <meta:user-defined meta:name="Info 2"/>
    <meta:user-defined meta:name="Info 3"/>
    <meta:user-defined meta:name="Info 4"/>
  </office:meta>
</office:document-meta>
</file>